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098cm" fo:margin-left="3.801cm" fo:margin-right="3.801cm" fo:break-before="auto" fo:break-after="auto" table:align="margins"/>
    </style:style>
    <style:style style:name="Table2.A" style:family="table-column">
      <style:table-column-properties style:column-width="1.9cm" style:rel-column-width="6194*"/>
    </style:style>
    <style:style style:name="Table2.B" style:family="table-column">
      <style:table-column-properties style:column-width="1.3cm" style:rel-column-width="4238*"/>
    </style:style>
    <style:style style:name="Table2.O" style:family="table-column">
      <style:table-column-properties style:column-width="1.302cm" style:rel-column-width="4247*"/>
    </style:style>
    <style:style style:name="Table2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Table2.O1" style:family="table-cell">
      <style:table-cell-properties style:vertical-align="middle" fo:padding="0.049cm" fo:border="0.5pt solid #000000" style:writing-mode="page"/>
    </style:style>
    <style:style style:name="Table2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Table2.O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27.709cm" fo:margin-left="0cm" table:align="left" style:may-break-between-rows="true" table:border-model="collapsing"/>
    </style:style>
    <style:style style:name="Table1.A" style:family="table-column">
      <style:table-column-properties style:column-width="1.106cm"/>
    </style:style>
    <style:style style:name="Table1.B" style:family="table-column">
      <style:table-column-properties style:column-width="0.679cm"/>
    </style:style>
    <style:style style:name="Table1.C" style:family="table-column">
      <style:table-column-properties style:column-width="0.893cm"/>
    </style:style>
    <style:style style:name="Table1.D" style:family="table-column">
      <style:table-column-properties style:column-width="0.894cm"/>
    </style:style>
    <style:style style:name="Table1.U" style:family="table-column">
      <style:table-column-properties style:column-width="0.799cm"/>
    </style:style>
    <style:style style:name="Table1.V" style:family="table-column">
      <style:table-column-properties style:column-width="0.944cm"/>
    </style:style>
    <style:style style:name="Table1.W" style:family="table-column">
      <style:table-column-properties style:column-width="0.937cm"/>
    </style:style>
    <style:style style:name="Table1.e" style:family="table-column">
      <style:table-column-properties style:column-width="0.9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a29a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a29a" officeooo:paragraph-rsid="003745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a29a" officeooo:paragraph-rsid="0048b5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d3b5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098b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9e4e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1576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1576" officeooo:paragraph-rsid="004ac9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1576" officeooo:paragraph-rsid="005ffb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1f7f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1699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538d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538d" officeooo:paragraph-rsid="004ac9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4bed5" officeooo:paragraph-rsid="0044be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5edef" officeooo:paragraph-rsid="0045ed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89ef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89ef" officeooo:paragraph-rsid="004ac9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2c0d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f186e" officeooo:paragraph-rsid="005f18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61c690" officeooo:paragraph-rsid="0061c6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a098b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a098b" officeooo:paragraph-rsid="004ac9b6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9e4e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9e4e" officeooo:paragraph-rsid="003c94c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9e4e" officeooo:paragraph-rsid="004ac9b6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23443d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124a66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a29a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a8862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a8862" officeooo:paragraph-rsid="005ffb17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bf521" officeooo:paragraph-rsid="002bf5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f186e" officeooo:paragraph-rsid="005f18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61c690" officeooo:paragraph-rsid="0061c6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05aa0" officeooo:paragraph-rsid="002a0f8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217ac5" officeooo:paragraph-rsid="002a0f8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217ac5" officeooo:paragraph-rsid="005ffb1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242eab" officeooo:paragraph-rsid="002a0f8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5ffb17" officeooo:paragraph-rsid="005ffb17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da29a" officeooo:paragraph-rsid="000da29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da29a" officeooo:paragraph-rsid="005a7e92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0a098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05aa0" officeooo:paragraph-rsid="00105aa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52c0d" officeooo:paragraph-rsid="00152c0d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8862" officeooo:paragraph-rsid="000a8862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24a66" officeooo:paragraph-rsid="000da29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51d14" officeooo:paragraph-rsid="00151d14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c8400" officeooo:paragraph-rsid="000c840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fd378" officeooo:paragraph-rsid="000c840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76e38" officeooo:paragraph-rsid="00176e38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95265" officeooo:paragraph-rsid="0059526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91576" officeooo:paragraph-rsid="00191576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0a098b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191576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8862" officeooo:paragraph-rsid="00191576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4ee3c5" officeooo:paragraph-rsid="004ee3c5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76a30" officeooo:paragraph-rsid="00576a30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2a76d" officeooo:paragraph-rsid="00576a30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2a76d" officeooo:paragraph-rsid="0052a76d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2689ef" officeooo:paragraph-rsid="002bf521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2689ef" officeooo:paragraph-rsid="002a0f85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2689ef" officeooo:paragraph-rsid="00576a30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27538d" officeooo:paragraph-rsid="002a0f85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27538d" officeooo:paragraph-rsid="00576a30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2bf521" officeooo:paragraph-rsid="002bf521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2bf521" officeooo:paragraph-rsid="00576a30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44bed5" officeooo:paragraph-rsid="005ffb17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d9e4e" officeooo:paragraph-rsid="00191576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ffb17" officeooo:paragraph-rsid="005ffb17" fo:background-color="#b4c7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91576" officeooo:paragraph-rsid="00191576" fo:background-color="#ffaa9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d9e4e" officeooo:paragraph-rsid="000d9e4e" fo:background-color="#ffaa9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0a098b" fo:background-color="#ffaa9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191576" fo:background-color="#ffaa9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91576" officeooo:paragraph-rsid="00191576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191576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0a098b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098b" officeooo:paragraph-rsid="001bd3b5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d9e4e" officeooo:paragraph-rsid="00191576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51d14" officeooo:paragraph-rsid="004ee3c5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8862" officeooo:paragraph-rsid="004ee3c5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01f02" officeooo:paragraph-rsid="00501f02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4ee3c5" officeooo:paragraph-rsid="004ee3c5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da29a" officeooo:paragraph-rsid="000da29a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f1699" officeooo:paragraph-rsid="000f1699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05aa0" officeooo:paragraph-rsid="00105aa0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24a66" officeooo:paragraph-rsid="000da29a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24a66" officeooo:paragraph-rsid="00124a66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41f7f" officeooo:paragraph-rsid="00141f7f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95265" officeooo:paragraph-rsid="00595265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443e75" officeooo:paragraph-rsid="00443e75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fo:background-color="#e8f2a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91576" officeooo:paragraph-rsid="00191576" fo:background-color="#ffa6a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191576" officeooo:paragraph-rsid="004ee3c5" fo:background-color="#ffa6a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a8862" officeooo:paragraph-rsid="004ee3c5" fo:background-color="#ffa6a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paragraph-rsid="00191576" fo:background-color="#ffa6a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2a76d" officeooo:paragraph-rsid="00576a30" fo:background-color="#fffff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2a76d" officeooo:paragraph-rsid="0052a76d" fo:background-color="#fffff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2a76d" officeooo:paragraph-rsid="005ffb17" fo:background-color="#fffff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5d9da3" officeooo:paragraph-rsid="005d9da3" fo:background-color="#fffff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7pt" fo:font-style="normal" fo:text-shadow="none" style:text-underline-style="none" fo:font-weight="normal" officeooo:rsid="000c8400" officeooo:paragraph-rsid="000c8400" fo:background-color="transparent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6792" officeooo:paragraph-rsid="0046679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6792" officeooo:paragraph-rsid="005f186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f186e" officeooo:paragraph-rsid="005f186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5" style:family="paragraph" style:parent-style-name="Standard">
      <style:paragraph-properties fo:break-before="page"/>
      <style:text-properties officeooo:rsid="00245675" officeooo:paragraph-rsid="002a0f85"/>
    </style:style>
    <style:style style:name="P106" style:family="paragraph" style:parent-style-name="Standard">
      <style:text-properties officeooo:rsid="00245675" officeooo:paragraph-rsid="002a0f85"/>
    </style:style>
    <style:style style:name="P107" style:family="paragraph" style:parent-style-name="Standard">
      <style:text-properties officeooo:rsid="002a0f85" officeooo:paragraph-rsid="002a0f85"/>
    </style:style>
    <style:style style:name="P108" style:family="paragraph" style:parent-style-name="Standard">
      <style:text-properties officeooo:rsid="004153ac" officeooo:paragraph-rsid="004153ac"/>
    </style:style>
    <style:style style:name="P109" style:family="paragraph" style:parent-style-name="Standard">
      <style:text-properties officeooo:rsid="004153ac" officeooo:paragraph-rsid="0052a76d"/>
    </style:style>
    <style:style style:name="P110" style:family="paragraph" style:parent-style-name="Standard">
      <style:text-properties fo:color="#ffffff" loext:opacity="100%" officeooo:rsid="002a0f85" officeooo:paragraph-rsid="002a0f85"/>
    </style:style>
    <style:style style:name="P111" style:family="paragraph" style:parent-style-name="Standard">
      <style:text-properties officeooo:paragraph-rsid="0052a76d"/>
    </style:style>
    <style:style style:name="P112" style:family="paragraph" style:parent-style-name="Standard">
      <style:text-properties style:text-underline-style="solid" style:text-underline-width="auto" style:text-underline-color="font-color" fo:font-weight="bold" officeooo:rsid="0052f8d0" officeooo:paragraph-rsid="0052f8d0" style:font-weight-asian="bold" style:font-weight-complex="bold"/>
    </style:style>
    <style:style style:name="P113" style:family="paragraph" style:parent-style-name="Standard">
      <style:text-properties style:text-underline-style="solid" style:text-underline-width="auto" style:text-underline-color="font-color" fo:font-weight="bold" officeooo:rsid="002a0f85" officeooo:paragraph-rsid="002a0f85" style:font-weight-asian="bold" style:font-weight-complex="bold"/>
    </style:style>
    <style:style style:name="P114" style:family="paragraph" style:parent-style-name="Standard">
      <style:text-properties fo:font-size="7pt" style:text-underline-style="solid" style:text-underline-width="auto" style:text-underline-color="font-color" fo:font-weight="bold" officeooo:rsid="002a0f85" officeooo:paragraph-rsid="002a0f85" style:font-size-asian="7pt" style:font-weight-asian="bold" style:font-size-complex="7pt" style:font-weight-complex="bold"/>
    </style:style>
    <style:style style:name="P115" style:family="paragraph" style:parent-style-name="Standard">
      <style:text-properties fo:font-size="7pt" officeooo:rsid="001d3692" officeooo:paragraph-rsid="002a0f85" style:font-size-asian="7pt" style:font-size-complex="7pt"/>
    </style:style>
    <style:style style:name="P116" style:family="paragraph" style:parent-style-name="Standard">
      <style:text-properties fo:font-size="7pt" style:font-size-asian="7pt" style:font-size-complex="7pt"/>
    </style:style>
    <style:style style:name="P117" style:family="paragraph" style:parent-style-name="Table_20_Contents">
      <style:paragraph-properties fo:text-align="center" style:justify-single-word="false"/>
      <style:text-properties fo:font-size="6pt" fo:font-weight="bold" officeooo:rsid="003e2176" officeooo:paragraph-rsid="003e2176" style:font-size-asian="6pt" style:font-weight-asian="bold" style:font-size-complex="6pt" style:font-weight-complex="bold"/>
    </style:style>
    <style:style style:name="T1" style:family="text">
      <style:text-properties officeooo:rsid="000a8862"/>
    </style:style>
    <style:style style:name="T2" style:family="text">
      <style:text-properties officeooo:rsid="00152c0d"/>
    </style:style>
    <style:style style:name="T3" style:family="text">
      <style:text-properties officeooo:rsid="00191576"/>
    </style:style>
    <style:style style:name="T4" style:family="text">
      <style:text-properties officeooo:rsid="001bd3b5"/>
    </style:style>
    <style:style style:name="T5" style:family="text">
      <style:text-properties officeooo:rsid="001d3692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242eab"/>
    </style:style>
    <style:style style:name="T8" style:family="text">
      <style:text-properties officeooo:rsid="00253e14"/>
    </style:style>
    <style:style style:name="T9" style:family="text">
      <style:text-properties officeooo:rsid="002cc01b"/>
    </style:style>
    <style:style style:name="T10" style:family="text">
      <style:text-properties officeooo:rsid="002dc4a2"/>
    </style:style>
    <style:style style:name="T11" style:family="text">
      <style:text-properties officeooo:rsid="0037459f"/>
    </style:style>
    <style:style style:name="T12" style:family="text">
      <style:text-properties officeooo:rsid="00392987"/>
    </style:style>
    <style:style style:name="T13" style:family="text">
      <style:text-properties officeooo:rsid="0039bcaf"/>
    </style:style>
    <style:style style:name="T14" style:family="text">
      <style:text-properties officeooo:rsid="0041b160"/>
    </style:style>
    <style:style style:name="T15" style:family="text">
      <style:text-properties officeooo:rsid="0042aeff"/>
    </style:style>
    <style:style style:name="T16" style:family="text">
      <style:text-properties officeooo:rsid="00435198"/>
    </style:style>
    <style:style style:name="T17" style:family="text">
      <style:text-properties officeooo:rsid="0044a999"/>
    </style:style>
    <style:style style:name="T18" style:family="text">
      <style:text-properties officeooo:rsid="0048ed30"/>
    </style:style>
    <style:style style:name="T19" style:family="text">
      <style:text-properties officeooo:rsid="004153ac"/>
    </style:style>
    <style:style style:name="T20" style:family="text">
      <style:text-properties officeooo:rsid="004ee3c5"/>
    </style:style>
    <style:style style:name="T21" style:family="text">
      <style:text-properties officeooo:rsid="00595265"/>
    </style:style>
    <style:style style:name="T22" style:family="text">
      <style:text-properties officeooo:rsid="0061c690"/>
    </style:style>
    <style:style style:name="T23" style:family="text">
      <style:text-properties officeooo:rsid="00620d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 text:c="5783"/>This page is for printing onto a transparent sheet, <text:span text:style-name="T8">cut labels to 12 x 12mm.</text:span></text:p>
      <text:p text:style-name="P106"/>
      <table:table table:name="Table2" table:style-name="Table2">
        <table:table-column table:style-name="Table2.A"/>
        <table:table-column table:style-name="Table2.B" table:number-columns-repeated="13"/>
        <table:table-column table:style-name="Table2.O"/>
        <table:table-row>
          <table:table-cell table:style-name="Table2.A1" office:value-type="string">
            <text:p text:style-name="P1">Div’n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9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11</text:p>
          </table:table-cell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13</text:p>
          </table:table-cell>
          <table:table-cell table:style-name="Table2.O1" office:value-type="string">
            <text:p text:style-name="P5">14</text:p>
          </table:table-cell>
        </table:table-row>
        <table:table-row>
          <table:table-cell table:style-name="Table2.A2" office:value-type="string">
            <text:p text:style-name="P4">DISP.</text:p>
            <text:p text:style-name="P4">LHS</text:p>
          </table:table-cell>
          <table:table-cell table:style-name="Table2.A2" office:value-type="string">
            <text:p text:style-name="P1">P/<text:span text:style-name="T7">III</text:span></text:p>
          </table:table-cell>
          <table:table-cell table:style-name="Table2.A2" office:value-type="string">
            <text:p text:style-name="P1">P / <text:span text:style-name="T7">II</text:span></text:p>
          </table:table-cell>
          <table:table-cell table:style-name="Table2.A2" office:value-type="string">
            <text:p text:style-name="P1">P / <text:span text:style-name="T7">I</text:span></text:p>
          </table:table-cell>
          <table:table-cell table:style-name="Table2.A2" office:value-type="string">
            <text:p text:style-name="P7">STEP</text:p>
            <text:p text:style-name="P21">-<text:span text:style-name="T1">100</text:span></text:p>
          </table:table-cell>
          <table:table-cell table:style-name="Table2.A2" office:value-type="string">
            <text:p text:style-name="P7">STEP</text:p>
            <text:p text:style-name="P29">+100</text:p>
          </table:table-cell>
          <table:table-cell table:style-name="Table2.A2" office:value-type="string">
            <text:p text:style-name="P7">STEP</text:p>
            <text:p text:style-name="P31">-<text:span text:style-name="T1">10</text:span></text:p>
          </table:table-cell>
          <table:table-cell table:style-name="Table2.A2" office:value-type="string">
            <text:p text:style-name="P7">STEP</text:p>
            <text:p text:style-name="P29">+10</text:p>
          </table:table-cell>
          <table:table-cell table:style-name="Table2.A2" office:value-type="string">
            <text:p text:style-name="P7">STEP</text:p>
            <text:p text:style-name="P29">+1</text:p>
          </table:table-cell>
          <table:table-cell table:style-name="Table2.A2" office:value-type="string">
            <text:p text:style-name="P7">STEP</text:p>
            <text:p text:style-name="P31">-<text:span text:style-name="T1">1</text:span></text:p>
          </table:table-cell>
          <table:table-cell table:style-name="Table2.A2" office:value-type="string">
            <text:p text:style-name="P7">STEP</text:p>
            <text:p text:style-name="P6"><text:span text:style-name="T4">xx</text:span><text:span text:style-name="T6">0</text:span></text:p>
          </table:table-cell>
          <table:table-cell table:style-name="Table2.A2" office:value-type="string">
            <text:p text:style-name="P7">STEP</text:p>
            <text:p text:style-name="P5"><text:span text:style-name="T4">xx</text:span><text:span text:style-name="T6">1</text:span></text:p>
          </table:table-cell>
          <table:table-cell table:style-name="Table2.A2" office:value-type="string">
            <text:p text:style-name="P7"><text:span text:style-name="T11">S</text:span>TEP</text:p>
            <text:p text:style-name="P5"><text:span text:style-name="T4">xx</text:span><text:span text:style-name="T6">2</text:span></text:p>
          </table:table-cell>
          <table:table-cell table:style-name="Table2.A2" office:value-type="string">
            <text:p text:style-name="P7">STEP</text:p>
            <text:p text:style-name="P5"><text:span text:style-name="T4">xx</text:span><text:span text:style-name="T6">3</text:span></text:p>
          </table:table-cell>
          <table:table-cell table:style-name="Table2.O2" office:value-type="string">
            <text:p text:style-name="P7">STEP</text:p>
            <text:p text:style-name="P5"><text:span text:style-name="T4">xx</text:span><text:span text:style-name="T6">4</text:span></text:p>
          </table:table-cell>
        </table:table-row>
        <table:table-row>
          <table:table-cell table:style-name="Table2.A2" office:value-type="string">
            <text:p text:style-name="P4">DISP.</text:p>
            <text:p text:style-name="P4"><text:span text:style-name="T5">R</text:span>HS</text:p>
          </table:table-cell>
          <table:table-cell table:style-name="Table2.A2" office:value-type="string">
            <text:p text:style-name="P7">STEP</text:p>
            <text:p text:style-name="P21"><text:span text:style-name="T4">xx</text:span>5</text:p>
          </table:table-cell>
          <table:table-cell table:style-name="Table2.A2" office:value-type="string">
            <text:p text:style-name="P7">STEP</text:p>
            <text:p text:style-name="P21"><text:span text:style-name="T4">xx</text:span>6</text:p>
          </table:table-cell>
          <table:table-cell table:style-name="Table2.A2" office:value-type="string">
            <text:p text:style-name="P7">STEP</text:p>
            <text:p text:style-name="P21"><text:span text:style-name="T4">xx</text:span>7</text:p>
          </table:table-cell>
          <table:table-cell table:style-name="Table2.A2" office:value-type="string">
            <text:p text:style-name="P7">STEP</text:p>
            <text:p text:style-name="P21"><text:span text:style-name="T4">xx</text:span>8</text:p>
          </table:table-cell>
          <table:table-cell table:style-name="Table2.A2" office:value-type="string">
            <text:p text:style-name="P8">STEP</text:p>
            <text:p text:style-name="P25"><text:span text:style-name="T4">xx</text:span>9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9">STEP</text:p>
            <text:p text:style-name="P30">000</text:p>
          </table:table-cell>
          <table:table-cell table:style-name="Table2.A2" office:value-type="string">
            <text:p text:style-name="P37">CURR</text:p>
            <text:p text:style-name="P37">-ENT</text:p>
          </table:table-cell>
          <table:table-cell table:style-name="Table2.A2" office:value-type="string">
            <text:p text:style-name="P103">MUSIC</text:p>
            <text:p text:style-name="P103">STAND</text:p>
          </table:table-cell>
          <table:table-cell table:style-name="Table2.A2" office:value-type="string">
            <text:p text:style-name="P104">PEDAL</text:p>
            <text:p text:style-name="P104">LAMP</text:p>
          </table:table-cell>
          <table:table-cell table:style-name="Table2.O2" office:value-type="string">
            <text:p text:style-name="P33">SHIFT</text:p>
          </table:table-cell>
        </table:table-row>
        <table:table-row>
          <table:table-cell table:style-name="Table2.A2" office:value-type="string">
            <text:p text:style-name="P1">III <text:span text:style-name="T18">R</text:span><text:span text:style-name="T11">HS</text:span></text:p>
            <text:p text:style-name="P1"><text:span text:style-name="T6">S</text:span>WELL</text:p>
          </table:table-cell>
          <table:table-cell table:style-name="Table2.A2" office:value-type="string">
            <text:p text:style-name="P34">START</text:p>
            <text:p text:style-name="P20">REC</text:p>
          </table:table-cell>
          <table:table-cell table:style-name="Table2.A2" office:value-type="string">
            <text:p text:style-name="P34">START</text:p>
            <text:p text:style-name="P12">PLAY</text:p>
          </table:table-cell>
          <table:table-cell table:style-name="Table2.A2" office:value-type="string">
            <text:p text:style-name="P12">STOP</text:p>
            <text:p text:style-name="P12">REC</text:p>
          </table:table-cell>
          <table:table-cell table:style-name="Table2.A2" office:value-type="string">
            <text:p text:style-name="P12">STOP</text:p>
            <text:p text:style-name="P12">PLAY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1">III/I</text:p>
          </table:table-cell>
          <table:table-cell table:style-name="Table2.A2" office:value-type="string">
            <text:p text:style-name="P1">II/I</text:p>
          </table:table-cell>
          <table:table-cell table:style-name="Table2.A2" office:value-type="string">
            <text:p text:style-name="P1">III/P</text:p>
          </table:table-cell>
          <table:table-cell table:style-name="Table2.A2" office:value-type="string">
            <text:p text:style-name="P1">II/P</text:p>
          </table:table-cell>
          <table:table-cell table:style-name="Table2.A2" office:value-type="string">
            <text:p text:style-name="P1">I/P</text:p>
          </table:table-cell>
          <table:table-cell table:style-name="Table2.O2" office:value-type="string">
            <text:p text:style-name="P11">III/II</text:p>
          </table:table-cell>
        </table:table-row>
        <table:table-row>
          <table:table-cell table:style-name="Table2.A2" office:value-type="string">
            <text:p text:style-name="P3">III <text:span text:style-name="T11">LHS</text:span></text:p>
            <text:p text:style-name="P3">SWELL</text:p>
          </table:table-cell>
          <table:table-cell table:style-name="Table2.A2" office:value-type="string">
            <text:p text:style-name="P19">Tutti</text:p>
          </table:table-cell>
          <table:table-cell table:style-name="Table2.A2" office:value-type="string">
            <text:p text:style-name="P6">G<text:span text:style-name="T3">EN</text:span></text:p>
            <text:p text:style-name="P23">6</text:p>
          </table:table-cell>
          <table:table-cell table:style-name="Table2.A2" office:value-type="string">
            <text:p text:style-name="P6">G<text:span text:style-name="T3">EN</text:span></text:p>
            <text:p text:style-name="P23">7</text:p>
          </table:table-cell>
          <table:table-cell table:style-name="Table2.A2" office:value-type="string">
            <text:p text:style-name="P6">G<text:span text:style-name="T3">EN</text:span></text:p>
            <text:p text:style-name="P23">8</text:p>
          </table:table-cell>
          <table:table-cell table:style-name="Table2.A2" office:value-type="string">
            <text:p text:style-name="P6">G<text:span text:style-name="T3">EN</text:span></text:p>
            <text:p text:style-name="P23">9</text:p>
          </table:table-cell>
          <table:table-cell table:style-name="Table2.A2" office:value-type="string">
            <text:p text:style-name="P6">G<text:span text:style-name="T3">EN</text:span></text:p>
            <text:p text:style-name="P23">10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3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7</text:p>
          </table:table-cell>
          <table:table-cell table:style-name="Table2.O2" office:value-type="string">
            <text:p text:style-name="P22">8</text:p>
          </table:table-cell>
        </table:table-row>
        <table:table-row>
          <table:table-cell table:style-name="Table2.A2" office:value-type="string">
            <text:p text:style-name="P2">II <text:span text:style-name="T11">LHS</text:span> GREAT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">G<text:span text:style-name="T3">EN</text:span></text:p>
            <text:p text:style-name="P21">1</text:p>
          </table:table-cell>
          <table:table-cell table:style-name="Table2.A2" office:value-type="string">
            <text:p text:style-name="P6">G<text:span text:style-name="T3">EN</text:span></text:p>
            <text:p text:style-name="P21">2</text:p>
          </table:table-cell>
          <table:table-cell table:style-name="Table2.A2" office:value-type="string">
            <text:p text:style-name="P6">G<text:span text:style-name="T3">EN</text:span></text:p>
            <text:p text:style-name="P21">3</text:p>
          </table:table-cell>
          <table:table-cell table:style-name="Table2.A2" office:value-type="string">
            <text:p text:style-name="P6">G<text:span text:style-name="T3">EN</text:span></text:p>
            <text:p text:style-name="P21">4</text:p>
          </table:table-cell>
          <table:table-cell table:style-name="Table2.A2" office:value-type="string">
            <text:p text:style-name="P6">G<text:span text:style-name="T3">EN</text:span></text:p>
            <text:p text:style-name="P21">5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3</text:p>
          </table:table-cell>
          <table:table-cell table:style-name="Table2.O2" office:value-type="string">
            <text:p text:style-name="P26">4</text:p>
          </table:table-cell>
        </table:table-row>
        <table:table-row>
          <table:table-cell table:style-name="Table2.A2" office:value-type="string">
            <text:p text:style-name="P1">II <text:s/><text:span text:style-name="T11">RHS</text:span> GREAT</text:p>
          </table:table-cell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7</text:p>
          </table:table-cell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102"/>
          </table:table-cell>
          <table:table-cell table:style-name="Table2.A2" office:value-type="string">
            <text:p text:style-name="P10">PREV</text:p>
          </table:table-cell>
          <table:table-cell table:style-name="Table2.A2" office:value-type="string">
            <text:p text:style-name="P10">NEXT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PED</text:p>
            <text:p text:style-name="P27">6</text:p>
          </table:table-cell>
          <table:table-cell table:style-name="Table2.A2" office:value-type="string">
            <text:p text:style-name="P1">PED</text:p>
            <text:p text:style-name="P27">7</text:p>
          </table:table-cell>
          <table:table-cell table:style-name="Table2.A2" office:value-type="string">
            <text:p text:style-name="P1">PED</text:p>
            <text:p text:style-name="P27">8</text:p>
          </table:table-cell>
          <table:table-cell table:style-name="Table2.A2" office:value-type="string">
            <text:p text:style-name="P1">PED</text:p>
            <text:p text:style-name="P27">9</text:p>
          </table:table-cell>
          <table:table-cell table:style-name="Table2.A2" office:value-type="string">
            <text:p text:style-name="P1">PED</text:p>
            <text:p text:style-name="P27">10</text:p>
          </table:table-cell>
          <table:table-cell table:style-name="Table2.O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">I <text:s/><text:span text:style-name="T11">LHS</text:span></text:p>
            <text:p text:style-name="P1"><text:span text:style-name="T2">C</text:span>HOIR</text:p>
          </table:table-cell>
          <table:table-cell table:style-name="Table2.A2" office:value-type="string">
            <text:p text:style-name="P5">SET</text:p>
          </table:table-cell>
          <table:table-cell table:style-name="Table2.A2" office:value-type="string">
            <text:p text:style-name="P32">Metro</text:p>
            <text:p text:style-name="P32">nome</text:p>
            <text:p text:style-name="P32">O<text:span text:style-name="T9">n/</text:span><text:span text:style-name="T10">Off</text:span></text:p>
          </table:table-cell>
          <table:table-cell table:style-name="Table2.A2" office:value-type="string">
            <text:p text:style-name="P12">BBAR</text:p>
            <text:p text:style-name="P16">-1</text:p>
          </table:table-cell>
          <table:table-cell table:style-name="Table2.A2" office:value-type="string">
            <text:p text:style-name="P12">BBAR</text:p>
            <text:p text:style-name="P16">+1</text:p>
          </table:table-cell>
          <table:table-cell table:style-name="Table2.A2" office:value-type="string">
            <text:p text:style-name="P12">BPM</text:p>
            <text:p text:style-name="P12">+10</text:p>
          </table:table-cell>
          <table:table-cell table:style-name="Table2.A2" office:value-type="string">
            <text:p text:style-name="P13">BPM</text:p>
            <text:p text:style-name="P17">-10</text:p>
          </table:table-cell>
          <table:table-cell table:style-name="Table2.A2" office:value-type="string">
            <text:p text:style-name="P12">BPM</text:p>
            <text:p text:style-name="P16">-1</text:p>
          </table:table-cell>
          <table:table-cell table:style-name="Table2.A2" office:value-type="string">
            <text:p text:style-name="P12">BPM</text:p>
            <text:p text:style-name="P16">+1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3</text:p>
          </table:table-cell>
          <table:table-cell table:style-name="Table2.O2" office:value-type="string">
            <text:p text:style-name="P26">4</text:p>
          </table:table-cell>
        </table:table-row>
        <table:table-row>
          <table:table-cell table:style-name="Table2.A2" office:value-type="string">
            <text:p text:style-name="P1"><text:span text:style-name="T12">I </text:span><text:span text:style-name="T13">C</text:span>HOIR</text:p>
            <text:p text:style-name="P18">POSITIV</text:p>
          </table:table-cell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7</text:p>
          </table:table-cell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15">GEN</text:p>
            <text:p text:style-name="P15">CAN</text:p>
          </table:table-cell>
          <table:table-cell table:style-name="Table2.A2" office:value-type="string">
            <text:p text:style-name="P5">PAGE</text:p>
            <text:p text:style-name="P21">&lt;</text:p>
          </table:table-cell>
          <table:table-cell table:style-name="Table2.A2" office:value-type="string">
            <text:p text:style-name="P5">PAGE</text:p>
            <text:p text:style-name="P21">&gt;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">PED</text:p>
            <text:p text:style-name="P28">1</text:p>
          </table:table-cell>
          <table:table-cell table:style-name="Table2.A2" office:value-type="string">
            <text:p text:style-name="P1">PED</text:p>
            <text:p text:style-name="P28">2</text:p>
          </table:table-cell>
          <table:table-cell table:style-name="Table2.A2" office:value-type="string">
            <text:p text:style-name="P1">PED</text:p>
            <text:p text:style-name="P28">3</text:p>
          </table:table-cell>
          <table:table-cell table:style-name="Table2.A2" office:value-type="string">
            <text:p text:style-name="P1">PED</text:p>
            <text:p text:style-name="P28">4</text:p>
          </table:table-cell>
          <table:table-cell table:style-name="Table2.A2" office:value-type="string">
            <text:p text:style-name="P1">PED</text:p>
            <text:p text:style-name="P28">5</text:p>
          </table:table-cell>
          <table:table-cell table:style-name="Table2.O2" office:value-type="string">
            <text:p text:style-name="P117">G<text:span text:style-name="T17">ENERAL</text:span></text:p>
            <text:p text:style-name="P117">C<text:span text:style-name="T17">ANCEL</text:span>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p text:style-name="P107"/>
      <text:p text:style-name="P110"/>
      <text:p text:style-name="P113">Keyboard Button Layout</text:p>
      <text:p text:style-name="P114"/>
      <text:p text:style-name="P11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 table:number-columns-repeated="2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U"/>
        <table:table-column table:style-name="Table1.V"/>
        <table:table-column table:style-name="Table1.W"/>
        <table:table-column table:style-name="Table1.D"/>
        <table:table-column table:style-name="Table1.C"/>
        <table:table-column table:style-name="Table1.D"/>
        <table:table-column table:style-name="Table1.C" table:number-columns-repeated="2"/>
        <table:table-column table:style-name="Table1.D"/>
        <table:table-column table:style-name="Table1.C"/>
        <table:table-column table:style-name="Table1.e"/>
        <table:table-row table:style-name="Table1.1">
          <table:table-cell table:style-name="Table1.A1" office:value-type="string">
            <text:p text:style-name="P40">Division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4</text:p>
          </table:table-cell>
          <table:table-cell table:style-name="Table1.A1" office:value-type="string">
            <text:p text:style-name="P42">5</text:p>
          </table:table-cell>
          <table:table-cell table:style-name="Table1.A1" office:value-type="string">
            <text:p text:style-name="P42">6</text:p>
          </table:table-cell>
          <table:table-cell table:style-name="Table1.A1" office:value-type="string">
            <text:p text:style-name="P42">7</text:p>
          </table:table-cell>
          <table:table-cell table:style-name="Table1.A1" office:value-type="string">
            <text:p text:style-name="P42">8</text:p>
          </table:table-cell>
          <table:table-cell table:style-name="Table1.A1" office:value-type="string">
            <text:p text:style-name="P42">9</text:p>
          </table:table-cell>
          <table:table-cell table:style-name="Table1.A1" office:value-type="string">
            <text:p text:style-name="P42">10</text:p>
          </table:table-cell>
          <table:table-cell table:style-name="Table1.A1" office:value-type="string">
            <text:p text:style-name="P42">11</text:p>
          </table:table-cell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13</text:p>
          </table:table-cell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15</text:p>
          </table:table-cell>
          <table:table-cell table:style-name="Table1.A1" office:value-type="string">
            <text:p text:style-name="P42">16</text:p>
          </table:table-cell>
          <table:table-cell table:style-name="Table1.A1" office:value-type="string">
            <text:p text:style-name="P42">17</text:p>
          </table:table-cell>
          <table:table-cell table:style-name="Table1.A1" office:value-type="string">
            <text:p text:style-name="P42">18</text:p>
          </table:table-cell>
          <table:table-cell table:style-name="Table1.A1" office:value-type="string">
            <text:p text:style-name="P42">19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21</text:p>
          </table:table-cell>
          <table:table-cell table:style-name="Table1.A1" office:value-type="string">
            <text:p text:style-name="P42">22</text:p>
          </table:table-cell>
          <table:table-cell table:style-name="Table1.A1" office:value-type="string">
            <text:p text:style-name="P42">23</text:p>
          </table:table-cell>
          <table:table-cell table:style-name="Table1.A1" office:value-type="string">
            <text:p text:style-name="P42">24</text:p>
          </table:table-cell>
          <table:table-cell table:style-name="Table1.A1" office:value-type="string">
            <text:p text:style-name="P42">25</text:p>
          </table:table-cell>
          <table:table-cell table:style-name="Table1.A1" office:value-type="string">
            <text:p text:style-name="P42">26</text:p>
          </table:table-cell>
          <table:table-cell table:style-name="Table1.A1" office:value-type="string">
            <text:p text:style-name="P42">27</text:p>
          </table:table-cell>
          <table:table-cell table:style-name="Table1.A1" office:value-type="string">
            <text:p text:style-name="P42">28</text:p>
          </table:table-cell>
          <table:table-cell table:style-name="Table1.A1" office:value-type="string">
            <text:p text:style-name="P42">29</text:p>
          </table:table-cell>
          <table:table-cell table:style-name="Table1.e1" office:value-type="string">
            <text:p text:style-name="P42">30</text:p>
          </table:table-cell>
        </table:table-row>
        <table:table-row table:style-name="Table1.1">
          <table:table-cell table:style-name="Table1.A2" office:value-type="string">
            <text:p text:style-name="P51">18</text:p>
          </table:table-cell>
          <table:table-cell table:style-name="Table1.A2" table:number-columns-spanned="3" office:value-type="string">
            <text:p text:style-name="P43">7 Seg Display</text:p>
          </table:table-cell>
          <table:covered-table-cell/>
          <table:covered-table-cell/>
          <table:table-cell table:style-name="Table1.A2" table:number-columns-spanned="3" office:value-type="string">
            <text:p text:style-name="P43">LCD 1</text:p>
          </table:table-cell>
          <table:covered-table-cell/>
          <table:covered-table-cell/>
          <table:table-cell table:style-name="Table1.A2" office:value-type="string">
            <text:p text:style-name="P57">STEP</text:p>
            <text:p text:style-name="P57">+100</text:p>
          </table:table-cell>
          <table:table-cell table:style-name="Table1.A2" office:value-type="string">
            <text:p text:style-name="P53">STEP</text:p>
            <text:p text:style-name="P56">+1<text:span text:style-name="T20">0</text:span></text:p>
          </table:table-cell>
          <table:table-cell table:style-name="Table1.A2" office:value-type="string">
            <text:p text:style-name="P93">STEP</text:p>
            <text:p text:style-name="P96"><text:span text:style-name="T20">+</text:span><text:span text:style-name="T1">1</text:span></text:p>
          </table:table-cell>
          <table:table-cell table:style-name="Table1.A2" office:value-type="string">
            <text:p text:style-name="P94">STEP</text:p>
            <text:p text:style-name="P95">000</text:p>
          </table:table-cell>
          <table:table-cell table:style-name="Table1.A2" office:value-type="string">
            <text:p text:style-name="P71">STEP</text:p>
            <text:p text:style-name="P72"><text:span text:style-name="T3">XX</text:span>0</text:p>
          </table:table-cell>
          <table:table-cell table:style-name="Table1.A2" office:value-type="string">
            <text:p text:style-name="P73"><text:span text:style-name="T3">STEPXX</text:span>1</text:p>
          </table:table-cell>
          <table:table-cell table:style-name="Table1.A2" office:value-type="string">
            <text:p text:style-name="P71">STEP</text:p>
            <text:p text:style-name="P74"><text:span text:style-name="T3">XX</text:span>2</text:p>
          </table:table-cell>
          <table:table-cell table:style-name="Table1.A2" office:value-type="string">
            <text:p text:style-name="P71">STEP</text:p>
            <text:p text:style-name="P74"><text:span text:style-name="T3">XX</text:span>3</text:p>
          </table:table-cell>
          <table:table-cell table:style-name="Table1.A2" office:value-type="string">
            <text:p text:style-name="P71">STEP</text:p>
            <text:p text:style-name="P74"><text:span text:style-name="T3">XX</text:span>4</text:p>
          </table:table-cell>
          <table:table-cell table:style-name="Table1.A2" office:value-type="string">
            <text:p text:style-name="P71">STEP</text:p>
            <text:p text:style-name="P74"><text:span text:style-name="T3">XX</text:span>5</text:p>
          </table:table-cell>
          <table:table-cell table:style-name="Table1.A2" office:value-type="string">
            <text:p text:style-name="P75">STEP</text:p>
            <text:p text:style-name="P76"><text:span text:style-name="T3">XX</text:span>6</text:p>
          </table:table-cell>
          <table:table-cell table:style-name="Table1.A2" office:value-type="string">
            <text:p text:style-name="P75">STEP</text:p>
            <text:p text:style-name="P76"><text:span text:style-name="T3">XX</text:span>7</text:p>
          </table:table-cell>
          <table:table-cell table:style-name="Table1.A2" office:value-type="string">
            <text:p text:style-name="P75">STEP</text:p>
            <text:p text:style-name="P76"><text:span text:style-name="T3">XX</text:span>8</text:p>
            <text:p text:style-name="P82"/>
          </table:table-cell>
          <table:table-cell table:style-name="Table1.A2" office:value-type="string">
            <text:p text:style-name="P75">STEP</text:p>
            <text:p text:style-name="P79"><text:span text:style-name="T3">XX</text:span>9</text:p>
          </table:table-cell>
          <table:table-cell table:style-name="Table1.A2" office:value-type="string">
            <text:p text:style-name="P80">Curr-ent</text:p>
          </table:table-cell>
          <table:table-cell table:style-name="Table1.A2" office:value-type="string">
            <text:p text:style-name="P90">Music</text:p>
            <text:p text:style-name="P90">Stand</text:p>
          </table:table-cell>
          <table:table-cell table:style-name="Table1.A2" office:value-type="string">
            <text:p text:style-name="P90">Pedal</text:p>
            <text:p text:style-name="P90">Lamp</text:p>
          </table:table-cell>
          <table:table-cell table:style-name="Table1.A2" office:value-type="string">
            <text:p text:style-name="P83">SHIFT</text:p>
          </table:table-cell>
          <table:table-cell table:style-name="Table1.A2" table:number-columns-spanned="3" office:value-type="string">
            <text:p text:style-name="P43">LCD 2</text:p>
          </table:table-cell>
          <table:covered-table-cell/>
          <table:covered-table-cell/>
          <table:table-cell table:style-name="Table1.c2" table:number-columns-spanned="3" office:value-type="string">
            <text:p text:style-name="P43">LCD 3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4">SOLO/</text:p>
            <text:p text:style-name="P44">BOMBARDE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40">III</text:p>
            <text:p text:style-name="P40">SWELL</text:p>
            <text:p text:style-name="P51"/>
            <text:p text:style-name="P51">19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58">SHIFT</text:p>
          </table:table-cell>
          <table:table-cell table:style-name="Table1.A2" office:value-type="string">
            <text:p text:style-name="P97">Wired</text:p>
            <text:p text:style-name="P97">to</text:p>
            <text:p text:style-name="P97">Disp 7</text:p>
          </table:table-cell>
          <table:table-cell table:style-name="Table1.A2" office:value-type="string">
            <text:p text:style-name="P68">Tutti</text:p>
          </table:table-cell>
          <table:table-cell table:style-name="Table1.A2" office:value-type="string">
            <text:p text:style-name="P66"/>
            <text:p text:style-name="P99">Wired</text:p>
            <text:p text:style-name="P99">to</text:p>
            <text:p text:style-name="P99">Disp 8</text:p>
          </table:table-cell>
          <table:table-cell table:style-name="Table1.A2" office:value-type="string">
            <text:p text:style-name="P64">BBAR</text:p>
            <text:p text:style-name="P62">+1</text:p>
          </table:table-cell>
          <table:table-cell table:style-name="Table1.A2" office:value-type="string">
            <text:p text:style-name="P65">BPM</text:p>
            <text:p text:style-name="P65">+10</text:p>
          </table:table-cell>
          <table:table-cell table:style-name="Table1.A2" office:value-type="string">
            <text:p text:style-name="P65">BPM</text:p>
            <text:p text:style-name="P63">+1</text:p>
          </table:table-cell>
          <table:table-cell table:style-name="Table1.A2" office:value-type="string">
            <text:p text:style-name="P67">Metro</text:p>
            <text:p text:style-name="P67">nome</text:p>
            <text:p text:style-name="P67">O<text:span text:style-name="T9">n</text:span><text:span text:style-name="T10">Off</text:span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3">1</text:p>
          </table:table-cell>
          <table:table-cell table:style-name="Table1.A2" office:value-type="string">
            <text:p text:style-name="P73">2</text:p>
          </table:table-cell>
          <table:table-cell table:style-name="Table1.A2" office:value-type="string">
            <text:p text:style-name="P73">3</text:p>
          </table:table-cell>
          <table:table-cell table:style-name="Table1.A2" office:value-type="string">
            <text:p text:style-name="P73">4</text:p>
          </table:table-cell>
          <table:table-cell table:style-name="Table1.A2" office:value-type="string">
            <text:p text:style-name="P73">5</text:p>
          </table:table-cell>
          <table:table-cell table:style-name="Table1.A2" office:value-type="string">
            <text:p text:style-name="P73">6</text:p>
          </table:table-cell>
          <table:table-cell table:style-name="Table1.A2" office:value-type="string">
            <text:p text:style-name="P73">7</text:p>
          </table:table-cell>
          <table:table-cell table:style-name="Table1.A2" office:value-type="string">
            <text:p text:style-name="P73">8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84">III/I</text:p>
          </table:table-cell>
          <table:table-cell table:style-name="Table1.A2" office:value-type="string">
            <text:p text:style-name="P84">II/I</text:p>
          </table:table-cell>
          <table:table-cell table:style-name="Table1.A2" office:value-type="string">
            <text:p text:style-name="P84">III/P</text:p>
          </table:table-cell>
          <table:table-cell table:style-name="Table1.A2" office:value-type="string">
            <text:p text:style-name="P84">II/P</text:p>
          </table:table-cell>
          <table:table-cell table:style-name="Table1.A2" office:value-type="string">
            <text:p text:style-name="P84">I/P</text:p>
          </table:table-cell>
          <table:table-cell table:style-name="Table1.A2" office:value-type="string">
            <text:p text:style-name="P85">III/II</text:p>
          </table:table-cell>
          <table:table-cell table:style-name="Table1.A2" office:value-type="string">
            <text:p text:style-name="P87"/>
          </table:table-cell>
          <table:table-cell table:style-name="Table1.c2" office:value-type="string">
            <text:p text:style-name="P92"/>
          </table:table-cell>
        </table:table-row>
        <table:table-row>
          <table:table-cell table:style-name="Table1.A2" office:value-type="string">
            <text:p text:style-name="P40">II GREAT</text:p>
            <text:p text:style-name="P51"/>
            <text:p text:style-name="P51">21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39">START</text:p>
            <text:p text:style-name="P39">REC</text:p>
          </table:table-cell>
          <table:table-cell table:style-name="Table1.A2" office:value-type="string">
            <text:p text:style-name="P70">STOP</text:p>
            <text:p text:style-name="P70">REC</text:p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69">G<text:span text:style-name="T3">EN</text:span></text:p>
            <text:p text:style-name="P69">6</text:p>
          </table:table-cell>
          <table:table-cell table:style-name="Table1.A2" office:value-type="string">
            <text:p text:style-name="P69">G<text:span text:style-name="T3">EN</text:span></text:p>
            <text:p text:style-name="P69">7</text:p>
          </table:table-cell>
          <table:table-cell table:style-name="Table1.A2" office:value-type="string">
            <text:p text:style-name="P69">G<text:span text:style-name="T3">EN</text:span></text:p>
            <text:p text:style-name="P69">8</text:p>
          </table:table-cell>
          <table:table-cell table:style-name="Table1.A2" office:value-type="string">
            <text:p text:style-name="P69">G<text:span text:style-name="T3">EN</text:span></text:p>
            <text:p text:style-name="P69">9</text:p>
          </table:table-cell>
          <table:table-cell table:style-name="Table1.A2" office:value-type="string">
            <text:p text:style-name="P69">G<text:span text:style-name="T3">EN</text:span></text:p>
            <text:p text:style-name="P69">10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3">1</text:p>
          </table:table-cell>
          <table:table-cell table:style-name="Table1.A2" office:value-type="string">
            <text:p text:style-name="P73">2</text:p>
          </table:table-cell>
          <table:table-cell table:style-name="Table1.A2" office:value-type="string">
            <text:p text:style-name="P73">3</text:p>
          </table:table-cell>
          <table:table-cell table:style-name="Table1.A2" office:value-type="string">
            <text:p text:style-name="P73">4</text:p>
          </table:table-cell>
          <table:table-cell table:style-name="Table1.A2" office:value-type="string">
            <text:p text:style-name="P73">5</text:p>
          </table:table-cell>
          <table:table-cell table:style-name="Table1.A2" office:value-type="string">
            <text:p text:style-name="P73">6</text:p>
          </table:table-cell>
          <table:table-cell table:style-name="Table1.A2" office:value-type="string">
            <text:p text:style-name="P73">7</text:p>
          </table:table-cell>
          <table:table-cell table:style-name="Table1.A2" office:value-type="string">
            <text:p text:style-name="P73">8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9">PREV</text:p>
          </table:table-cell>
          <table:table-cell table:style-name="Table1.A2" office:value-type="string">
            <text:p text:style-name="P89">NEXT</text:p>
          </table:table-cell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84">PED</text:p>
            <text:p text:style-name="P88">6</text:p>
          </table:table-cell>
          <table:table-cell table:style-name="Table1.A2" office:value-type="string">
            <text:p text:style-name="P84">PED</text:p>
            <text:p text:style-name="P88">7</text:p>
          </table:table-cell>
          <table:table-cell table:style-name="Table1.A2" office:value-type="string">
            <text:p text:style-name="P84">PED</text:p>
            <text:p text:style-name="P88">8</text:p>
          </table:table-cell>
          <table:table-cell table:style-name="Table1.A2" office:value-type="string">
            <text:p text:style-name="P84">PED</text:p>
            <text:p text:style-name="P88">9</text:p>
          </table:table-cell>
          <table:table-cell table:style-name="Table1.A2" office:value-type="string">
            <text:p text:style-name="P84">PED</text:p>
            <text:p text:style-name="P88">10</text:p>
          </table:table-cell>
          <table:table-cell table:style-name="Table1.A2" office:value-type="string">
            <text:p text:style-name="P92"/>
          </table:table-cell>
          <table:table-cell table:style-name="Table1.c2" office:value-type="string">
            <text:p text:style-name="P90"/>
          </table:table-cell>
        </table:table-row>
        <table:table-row table:style-name="Table1.1">
          <table:table-cell table:style-name="Table1.A2" office:value-type="string">
            <text:p text:style-name="P41">I</text:p>
            <text:p text:style-name="P41"><text:span text:style-name="T2">C</text:span>HOIR<text:span text:style-name="T2">POSITV</text:span></text:p>
            <text:p text:style-name="P51">22</text:p>
          </table:table-cell>
          <table:table-cell table:style-name="Table1.A2" office:value-type="string">
            <text:p text:style-name="P54">SE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39">START</text:p>
            <text:p text:style-name="P39">PLAY</text:p>
          </table:table-cell>
          <table:table-cell table:style-name="Table1.A2" office:value-type="string">
            <text:p text:style-name="P70">STOP</text:p>
            <text:p text:style-name="P70">PLAY</text:p>
          </table:table-cell>
          <table:table-cell table:style-name="Table1.A2" office:value-type="string">
            <text:p text:style-name="P100">Wired</text:p>
            <text:p text:style-name="P100">to</text:p>
            <text:p text:style-name="P100">Set</text:p>
          </table:table-cell>
          <table:table-cell table:style-name="Table1.A2" office:value-type="string">
            <text:p text:style-name="P69">G<text:span text:style-name="T3">EN</text:span></text:p>
            <text:p text:style-name="P55">1</text:p>
          </table:table-cell>
          <table:table-cell table:style-name="Table1.A2" office:value-type="string">
            <text:p text:style-name="P69">G<text:span text:style-name="T3">EN</text:span></text:p>
            <text:p text:style-name="P55">2</text:p>
          </table:table-cell>
          <table:table-cell table:style-name="Table1.A2" office:value-type="string">
            <text:p text:style-name="P69">G<text:span text:style-name="T3">EN</text:span></text:p>
            <text:p text:style-name="P55">3</text:p>
          </table:table-cell>
          <table:table-cell table:style-name="Table1.A2" office:value-type="string">
            <text:p text:style-name="P69">G<text:span text:style-name="T3">EN</text:span></text:p>
            <text:p text:style-name="P55">4</text:p>
          </table:table-cell>
          <table:table-cell table:style-name="Table1.A2" office:value-type="string">
            <text:p text:style-name="P69">G<text:span text:style-name="T3">EN</text:span></text:p>
            <text:p text:style-name="P55">5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3">1</text:p>
          </table:table-cell>
          <table:table-cell table:style-name="Table1.A2" office:value-type="string">
            <text:p text:style-name="P73">2</text:p>
          </table:table-cell>
          <table:table-cell table:style-name="Table1.A2" office:value-type="string">
            <text:p text:style-name="P73">3</text:p>
          </table:table-cell>
          <table:table-cell table:style-name="Table1.A2" office:value-type="string">
            <text:p text:style-name="P73">4</text:p>
          </table:table-cell>
          <table:table-cell table:style-name="Table1.A2" office:value-type="string">
            <text:p text:style-name="P73">5</text:p>
          </table:table-cell>
          <table:table-cell table:style-name="Table1.A2" office:value-type="string">
            <text:p text:style-name="P73">6</text:p>
          </table:table-cell>
          <table:table-cell table:style-name="Table1.A2" office:value-type="string">
            <text:p text:style-name="P73">7</text:p>
          </table:table-cell>
          <table:table-cell table:style-name="Table1.A2" office:value-type="string">
            <text:p text:style-name="P73">8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77">PAGE</text:p>
            <text:p text:style-name="P77">-</text:p>
          </table:table-cell>
          <table:table-cell table:style-name="Table1.A2" office:value-type="string">
            <text:p text:style-name="P77">PAGE</text:p>
            <text:p text:style-name="P77">+</text:p>
          </table:table-cell>
          <table:table-cell table:style-name="Table1.A2" office:value-type="string">
            <text:p text:style-name="P100">Wired</text:p>
            <text:p text:style-name="P100">to</text:p>
            <text:p text:style-name="P100">Genral</text:p>
            <text:p text:style-name="P100">Cancel</text:p>
          </table:table-cell>
          <table:table-cell table:style-name="Table1.A2" office:value-type="string">
            <text:p text:style-name="P84">PED</text:p>
            <text:p text:style-name="P84">1</text:p>
          </table:table-cell>
          <table:table-cell table:style-name="Table1.A2" office:value-type="string">
            <text:p text:style-name="P84">PED</text:p>
            <text:p text:style-name="P84">2</text:p>
          </table:table-cell>
          <table:table-cell table:style-name="Table1.A2" office:value-type="string">
            <text:p text:style-name="P84">PED</text:p>
            <text:p text:style-name="P84">3</text:p>
          </table:table-cell>
          <table:table-cell table:style-name="Table1.A2" office:value-type="string">
            <text:p text:style-name="P84">PED</text:p>
            <text:p text:style-name="P84">4</text:p>
          </table:table-cell>
          <table:table-cell table:style-name="Table1.A2" office:value-type="string">
            <text:p text:style-name="P84">PED</text:p>
            <text:p text:style-name="P84">5</text:p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91">Genral</text:p>
            <text:p text:style-name="P91">Cancel</text:p>
          </table:table-cell>
        </table:table-row>
        <table:table-row>
          <table:table-cell table:style-name="Table1.A2" office:value-type="string">
            <text:p text:style-name="P40">PCB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8">2</text:p>
          </table:table-cell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48">6</text:p>
          </table:table-cell>
          <table:table-cell table:style-name="Table1.A2" office:value-type="string">
            <text:p text:style-name="P48">7</text:p>
          </table:table-cell>
          <table:table-cell table:style-name="Table1.A2" office:value-type="string">
            <text:p text:style-name="P48">8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01">1</text:p>
          </table:table-cell>
          <table:table-cell table:style-name="Table1.A2" office:value-type="string">
            <text:p text:style-name="P101">2</text:p>
          </table:table-cell>
          <table:table-cell table:style-name="Table1.A2" office:value-type="string">
            <text:p text:style-name="P101">3</text:p>
          </table:table-cell>
          <table:table-cell table:style-name="Table1.A2" office:value-type="string">
            <text:p text:style-name="P101">4</text:p>
          </table:table-cell>
          <table:table-cell table:style-name="Table1.A2" office:value-type="string">
            <text:p text:style-name="P101">5</text:p>
          </table:table-cell>
          <table:table-cell table:style-name="Table1.A2" office:value-type="string">
            <text:p text:style-name="P101">6</text:p>
          </table:table-cell>
          <table:table-cell table:style-name="Table1.A2" office:value-type="string">
            <text:p text:style-name="P101">7</text:p>
          </table:table-cell>
          <table:table-cell table:style-name="Table1.A2" office:value-type="string">
            <text:p text:style-name="P101">8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8">2</text:p>
          </table:table-cell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48">6</text:p>
          </table:table-cell>
          <table:table-cell table:style-name="Table1.A2" office:value-type="string">
            <text:p text:style-name="P48">7</text:p>
          </table:table-cell>
          <table:table-cell table:style-name="Table1.A2" office:value-type="string">
            <text:p text:style-name="P48">8</text:p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50">3?</text:p>
          </table:table-cell>
        </table:table-row>
      </table:table>
      <text:p text:style-name="P116"/>
      <text:p text:style-name="P108"/>
      <text:p text:style-name="P112">Button Count</text:p>
      <text:p text:style-name="P108"/>
      <text:p text:style-name="P108"><text:span text:style-name="T14">Display Panel<text:tab/></text:span>18+</text:p>
      <text:p text:style-name="P108"><text:span text:style-name="T14">Division III<text:tab/></text:span><text:span text:style-name="T22">20</text:span> <text:s text:c="2"/>= <text:s text:c="2"/>5 shift reg<text:span text:style-name="T16">isters</text:span></text:p>
      <text:p text:style-name="P108"><text:span text:style-name="T14">Division <text:s/>II<text:tab/></text:span>2<text:span text:style-name="T22">2</text:span> <text:s text:c="2"/>= <text:s text:c="2"/>3 shift reg<text:span text:style-name="T16">isters</text:span></text:p>
      <text:p text:style-name="P108"><text:span text:style-name="T14">Division <text:s text:c="2"/>I<text:tab/></text:span>2<text:span text:style-name="T22">4</text:span> <text:s text:c="2"/>= <text:s text:c="2"/><text:span text:style-name="T15">3</text:span> shift reg<text:span text:style-name="T16">isters</text:span></text:p>
      <text:p text:style-name="P109"><text:tab/><text:tab/>---</text:p>
      <text:p text:style-name="P111"><text:span text:style-name="T19"><text:s text:c="24"/></text:span><text:span text:style-name="T21">8</text:span><text:span text:style-name="T22">4</text:span><text:span text:style-name="T19"> <text:s text:c="2"/></text:span><text:span text:style-name="T21">Buttons, </text:span><text:span text:style-name="T19"><text:s/>1</text:span><text:span text:style-name="T15">1</text:span><text:span text:style-name="T19"> shift reg</text:span><text:span text:style-name="T16">isters </text:span><text:span text:style-name="T23">(4 unused button positions)</text:span></text:p>
      <text:p text:style-name="P108"><text:tab/><text:tab/>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5:50:43.839469651</meta:creation-date>
    <dc:title>DefaultA4Template</dc:title>
    <meta:editing-duration>PT4H34M13S</meta:editing-duration>
    <meta:editing-cycles>44</meta:editing-cycles>
    <meta:generator>LibreOffice/7.3.7.2$Linux_AARCH64 LibreOffice_project/30$Build-2</meta:generator>
    <dc:date>2023-10-22T21:34:03.655115200</dc:date>
    <meta:print-date>2023-10-22T15:20:28.970239649</meta:print-date>
    <meta:document-statistic meta:table-count="2" meta:image-count="0" meta:object-count="0" meta:page-count="2" meta:paragraph-count="405" meta:word-count="470" meta:character-count="7252" meta:non-whitespace-character-count="1356"/>
    <meta:template xlink:type="simple" xlink:actuate="onRequest" xlink:title="DefaultA4Template" xlink:href="../../../../Templates/DefaultA4Template.ott" meta:date="2023-08-26T15:50:40.141428723"/>
  </office:meta>
</office:document-meta>
</file>